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number-columns-repeated="7"/>
        </table:table-row>
        <table:table-row table:style-name="ro1">
          <table:table-cell office:value-type="string">
            <text:p>steps</text:p>
          </table:table-cell>
          <table:table-cell office:value-type="float" office:value="30">
            <text:p>30.0</text:p>
          </table:table-cell>
          <table:table-cell table:number-columns-repeated="5"/>
        </table:table-row>
        <table:table-row table:style-name="ro2">
          <table:table-cell office:value-type="string">
            <text:p>distance</text:p>
          </table:table-cell>
          <table:table-cell office:value-type="float" office:value="10">
            <text:p>10.0</text:p>
          </table:table-cell>
          <table:table-cell table:number-columns-repeated="2"/>
          <table:table-cell office:value-type="string">
            <text:p>step</text:p>
          </table:table-cell>
          <table:table-cell office:value-type="string">
            <text:p>v</text:p>
          </table:table-cell>
          <table:table-cell office:value-type="string">
            <text:p>dt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float" office:value="1">
            <text:p>1.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B4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</text:p>
          </table:table-cell>
          <table:table-cell office:value-type="float" office:value="5">
            <text:p>5.0</text:p>
          </table:table-cell>
          <table:table-cell table:number-columns-repeated="2"/>
          <table:table-cell table:formula="of:=[.E4]+1" office:value-type="float" office:value="1">
            <text:p>1</text:p>
          </table:table-cell>
          <table:table-cell table:formula="of:=[.F4]+[.B$10]*[.G5]" office:value-type="float" office:value="1.4">
            <text:p>1.4</text:p>
          </table:table-cell>
          <table:table-cell table:formula="of:=[.B$6]/[.F4]" office:value-type="float" office:value="0.333333333333333">
            <text:p>0.3333333333</text:p>
          </table:table-cell>
        </table:table-row>
        <table:table-row table:style-name="ro2">
          <table:table-cell office:value-type="string">
            <text:p>dd</text:p>
          </table:table-cell>
          <table:table-cell table:formula="of:=[.B3]/[.B2]" office:value-type="float" office:value="0.333333333333333">
            <text:p>0.3</text:p>
          </table:table-cell>
          <table:table-cell table:number-columns-repeated="2"/>
          <table:table-cell table:formula="of:=[.E5]+1" office:value-type="float" office:value="2">
            <text:p>2</text:p>
          </table:table-cell>
          <table:table-cell table:formula="of:=[.F5]+[.B$10]*[.G6]" office:value-type="float" office:value="1.68571428571429">
            <text:p>1.6857142857</text:p>
          </table:table-cell>
          <table:table-cell table:formula="of:=[.B$6]/[.F5]" office:value-type="float" office:value="0.238095238095238">
            <text:p>0.238095238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[.E6]+1" office:value-type="float" office:value="3">
            <text:p>3</text:p>
          </table:table-cell>
          <table:table-cell table:formula="of:=[.F6]+[.B$10]*[.G7]" office:value-type="float" office:value="1.92300242130751">
            <text:p>1.9230024213</text:p>
          </table:table-cell>
          <table:table-cell table:formula="of:=[.B$6]/[.F6]" office:value-type="float" office:value="0.19774011299435">
            <text:p>0.197740113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[.E7]+1" office:value-type="float" office:value="4">
            <text:p>4</text:p>
          </table:table-cell>
          <table:table-cell table:formula="of:=[.F7]+[.B$10]*[.G8]" office:value-type="float" office:value="2.13101047973108">
            <text:p>2.1310104797</text:p>
          </table:table-cell>
          <table:table-cell table:formula="of:=[.B$6]/[.F7]" office:value-type="float" office:value="0.173340048686309">
            <text:p>0.1733400487</text:p>
          </table:table-cell>
        </table:table-row>
        <table:table-row table:style-name="ro1">
          <table:table-cell table:number-columns-repeated="4"/>
          <table:table-cell table:formula="of:=[.E8]+1" office:value-type="float" office:value="5">
            <text:p>5</text:p>
          </table:table-cell>
          <table:table-cell table:formula="of:=[.F8]+[.B$10]*[.G9]" office:value-type="float" office:value="2.31871485932215">
            <text:p>2.3187148593</text:p>
          </table:table-cell>
          <table:table-cell table:formula="of:=[.B$6]/[.F8]" office:value-type="float" office:value="0.156420316325895">
            <text:p>0.1564203163</text:p>
          </table:table-cell>
        </table:table-row>
        <table:table-row table:style-name="ro1">
          <table:table-cell office:value-type="string">
            <text:p>acceleration</text:p>
          </table:table-cell>
          <table:table-cell table:formula="of:=([.B5]*[.B5]-[.B4]*[.B4])/(2*[.B3])" office:value-type="float" office:value="1.2">
            <text:p>1.2</text:p>
          </table:table-cell>
          <table:table-cell table:number-columns-repeated="2"/>
          <table:table-cell table:formula="of:=[.E9]+1" office:value-type="float" office:value="6">
            <text:p>6</text:p>
          </table:table-cell>
          <table:table-cell table:formula="of:=[.F9]+[.B$10]*[.G10]" office:value-type="float" office:value="2.49122421224748">
            <text:p>2.4912242122</text:p>
          </table:table-cell>
          <table:table-cell table:formula="of:=[.B$6]/[.F9]" office:value-type="float" office:value="0.143757794104437">
            <text:p>0.1437577941</text:p>
          </table:table-cell>
        </table:table-row>
        <table:table-row table:style-name="ro1">
          <table:table-cell office:value-type="string">
            <text:p>true time</text:p>
          </table:table-cell>
          <table:table-cell table:formula="of:=([.B5]-[.B4])/[.B10]" office:value-type="float" office:value="3.33333333333333">
            <text:p>3.3</text:p>
          </table:table-cell>
          <table:table-cell table:number-columns-repeated="2"/>
          <table:table-cell table:formula="of:=[.E10]+1" office:value-type="float" office:value="7">
            <text:p>7</text:p>
          </table:table-cell>
          <table:table-cell table:formula="of:=[.F10]+[.B$10]*[.G11]" office:value-type="float" office:value="2.65178784117879">
            <text:p>2.6517878412</text:p>
          </table:table-cell>
          <table:table-cell table:formula="of:=[.B$6]/[.F10]" office:value-type="float" office:value="0.133803024109425">
            <text:p>0.1338030241</text:p>
          </table:table-cell>
        </table:table-row>
        <table:table-row table:style-name="ro1">
          <table:table-cell table:number-columns-repeated="4"/>
          <table:table-cell table:formula="of:=[.E11]+1" office:value-type="float" office:value="8">
            <text:p>8</text:p>
          </table:table-cell>
          <table:table-cell table:formula="of:=[.F11]+[.B$10]*[.G12]" office:value-type="float" office:value="2.8026294710364">
            <text:p>2.802629471</text:p>
          </table:table-cell>
          <table:table-cell table:formula="of:=[.B$6]/[.F11]" office:value-type="float" office:value="0.125701358214675">
            <text:p>0.1257013582</text:p>
          </table:table-cell>
        </table:table-row>
        <table:table-row table:style-name="ro1">
          <table:table-cell table:number-columns-repeated="4"/>
          <table:table-cell table:formula="of:=[.E12]+1" office:value-type="float" office:value="9">
            <text:p>9</text:p>
          </table:table-cell>
          <table:table-cell table:formula="of:=[.F12]+[.B$10]*[.G13]" office:value-type="float" office:value="2.94535258307592">
            <text:p>2.9453525831</text:p>
          </table:table-cell>
          <table:table-cell table:formula="of:=[.B$6]/[.F12]" office:value-type="float" office:value="0.118935926699603">
            <text:p>0.1189359267</text:p>
          </table:table-cell>
        </table:table-row>
        <table:table-row table:style-name="ro1">
          <table:table-cell table:number-columns-repeated="4"/>
          <table:table-cell table:formula="of:=[.E13]+1" office:value-type="float" office:value="10">
            <text:p>10</text:p>
          </table:table-cell>
          <table:table-cell table:formula="of:=[.F13]+[.B$10]*[.G14]" office:value-type="float" office:value="3.08115975342911">
            <text:p>3.0811597534</text:p>
          </table:table-cell>
          <table:table-cell table:formula="of:=[.B$6]/[.F13]" office:value-type="float" office:value="0.113172641960992">
            <text:p>0.113172642</text:p>
          </table:table-cell>
        </table:table-row>
        <table:table-row table:style-name="ro1">
          <table:table-cell table:number-columns-repeated="4"/>
          <table:table-cell table:formula="of:=[.E14]+1" office:value-type="float" office:value="11">
            <text:p>11</text:p>
          </table:table-cell>
          <table:table-cell table:formula="of:=[.F14]+[.B$10]*[.G15]" office:value-type="float" office:value="3.21098099997591">
            <text:p>3.210981</text:p>
          </table:table-cell>
          <table:table-cell table:formula="of:=[.B$6]/[.F14]" office:value-type="float" office:value="0.108184372122334">
            <text:p>0.1081843721</text:p>
          </table:table-cell>
        </table:table-row>
        <table:table-row table:style-name="ro1">
          <table:table-cell table:number-columns-repeated="4"/>
          <table:table-cell table:formula="of:=[.E15]+1" office:value-type="float" office:value="12">
            <text:p>12</text:p>
          </table:table-cell>
          <table:table-cell table:formula="of:=[.F15]+[.B$10]*[.G16]" office:value-type="float" office:value="3.33555352158317">
            <text:p>3.3355535216</text:p>
          </table:table-cell>
          <table:table-cell table:formula="of:=[.B$6]/[.F15]" office:value-type="float" office:value="0.103810434672717">
            <text:p>0.1038104347</text:p>
          </table:table-cell>
        </table:table-row>
        <table:table-row table:style-name="ro1">
          <table:table-cell table:number-columns-repeated="4"/>
          <table:table-cell table:formula="of:=[.E16]+1" office:value-type="float" office:value="13">
            <text:p>13</text:p>
          </table:table-cell>
          <table:table-cell table:formula="of:=[.F16]+[.B$10]*[.G17]" office:value-type="float" office:value="3.45547364800649">
            <text:p>3.455473648</text:p>
          </table:table-cell>
          <table:table-cell table:formula="of:=[.B$6]/[.F16]" office:value-type="float" office:value="0.099933438686099">
            <text:p>0.0999334387</text:p>
          </table:table-cell>
        </table:table-row>
        <table:table-row table:style-name="ro1">
          <table:table-cell table:number-columns-repeated="4"/>
          <table:table-cell table:formula="of:=[.E17]+1" office:value-type="float" office:value="14">
            <text:p>14</text:p>
          </table:table-cell>
          <table:table-cell table:formula="of:=[.F17]+[.B$10]*[.G18]" office:value-type="float" office:value="3.57123201885408">
            <text:p>3.5712320189</text:p>
          </table:table-cell>
          <table:table-cell table:formula="of:=[.B$6]/[.F17]" office:value-type="float" office:value="0.0964653090396559">
            <text:p>0.096465309</text:p>
          </table:table-cell>
        </table:table-row>
        <table:table-row table:style-name="ro1">
          <table:table-cell table:number-columns-repeated="4"/>
          <table:table-cell table:formula="of:=[.E18]+1" office:value-type="float" office:value="15">
            <text:p>15</text:p>
          </table:table-cell>
          <table:table-cell table:formula="of:=[.F18]+[.B$10]*[.G19]" office:value-type="float" office:value="3.68323818308206">
            <text:p>3.6832381831</text:p>
          </table:table-cell>
          <table:table-cell table:formula="of:=[.B$6]/[.F18]" office:value-type="float" office:value="0.0933384701899856">
            <text:p>0.0933384702</text:p>
          </table:table-cell>
        </table:table-row>
        <table:table-row table:style-name="ro1">
          <table:table-cell table:number-columns-repeated="4"/>
          <table:table-cell table:formula="of:=[.E19]+1" office:value-type="float" office:value="16">
            <text:p>16</text:p>
          </table:table-cell>
          <table:table-cell table:formula="of:=[.F19]+[.B$10]*[.G20]" office:value-type="float" office:value="3.79183827357778">
            <text:p>3.7918382736</text:p>
          </table:table-cell>
          <table:table-cell table:formula="of:=[.B$6]/[.F19]" office:value-type="float" office:value="0.0905000754130993">
            <text:p>0.0905000754</text:p>
          </table:table-cell>
        </table:table-row>
        <table:table-row table:style-name="ro1">
          <table:table-cell table:number-columns-repeated="4"/>
          <table:table-cell table:formula="of:=[.E20]+1" office:value-type="float" office:value="17">
            <text:p>17</text:p>
          </table:table-cell>
          <table:table-cell table:formula="of:=[.F20]+[.B$10]*[.G21]" office:value-type="float" office:value="3.89732800471617">
            <text:p>3.8973280047</text:p>
          </table:table-cell>
          <table:table-cell table:formula="of:=[.B$6]/[.F20]" office:value-type="float" office:value="0.0879081092819968">
            <text:p>0.0879081093</text:p>
          </table:table-cell>
        </table:table-row>
        <table:table-row table:style-name="ro1">
          <table:table-cell table:number-columns-repeated="4"/>
          <table:table-cell table:formula="of:=[.E21]+1" office:value-type="float" office:value="18">
            <text:p>18</text:p>
          </table:table-cell>
          <table:table-cell table:formula="of:=[.F21]+[.B$10]*[.G22]" office:value-type="float" office:value="3.99996242489224">
            <text:p>3.9999624249</text:p>
          </table:table-cell>
          <table:table-cell table:formula="of:=[.B$6]/[.F21]" office:value-type="float" office:value="0.0855286834800574">
            <text:p>0.0855286835</text:p>
          </table:table-cell>
        </table:table-row>
        <table:table-row table:style-name="ro1">
          <table:table-cell table:number-columns-repeated="4"/>
          <table:table-cell table:formula="of:=[.E22]+1" office:value-type="float" office:value="19">
            <text:p>19</text:p>
          </table:table-cell>
          <table:table-cell table:formula="of:=[.F22]+[.B$10]*[.G23]" office:value-type="float" office:value="4.09996336427876">
            <text:p>4.0999633643</text:p>
          </table:table-cell>
          <table:table-cell table:formula="of:=[.B$6]/[.F22]" office:value-type="float" office:value="0.0833341161554319">
            <text:p>0.0833341162</text:p>
          </table:table-cell>
        </table:table-row>
        <table:table-row table:style-name="ro1">
          <table:table-cell table:number-columns-repeated="4"/>
          <table:table-cell table:formula="of:=[.E23]+1" office:value-type="float" office:value="20">
            <text:p>20</text:p>
          </table:table-cell>
          <table:table-cell table:formula="of:=[.F23]+[.B$10]*[.G24]" office:value-type="float" office:value="4.19752521165648">
            <text:p>4.1975252117</text:p>
          </table:table-cell>
          <table:table-cell table:formula="of:=[.B$6]/[.F23]" office:value-type="float" office:value="0.0813015394814317">
            <text:p>0.0813015395</text:p>
          </table:table-cell>
        </table:table-row>
        <table:table-row table:style-name="ro1">
          <table:table-cell table:number-columns-repeated="4"/>
          <table:table-cell table:formula="of:=[.E24]+1" office:value-type="float" office:value="21">
            <text:p>21</text:p>
          </table:table-cell>
          <table:table-cell table:formula="of:=[.F24]+[.B$10]*[.G25]" office:value-type="float" office:value="4.29281945763008">
            <text:p>4.2928194576</text:p>
          </table:table-cell>
          <table:table-cell table:formula="of:=[.B$6]/[.F24]" office:value-type="float" office:value="0.0794118716446706">
            <text:p>0.0794118716</text:p>
          </table:table-cell>
        </table:table-row>
        <table:table-row table:style-name="ro1">
          <table:table-cell table:number-columns-repeated="4"/>
          <table:table-cell table:formula="of:=[.E25]+1" office:value-type="float" office:value="22">
            <text:p>22</text:p>
          </table:table-cell>
          <table:table-cell table:formula="of:=[.F25]+[.B$10]*[.G26]" office:value-type="float" office:value="4.38599831221458">
            <text:p>4.3859983122</text:p>
          </table:table-cell>
          <table:table-cell table:formula="of:=[.B$6]/[.F25]" office:value-type="float" office:value="0.0776490454870783">
            <text:p>0.0776490455</text:p>
          </table:table-cell>
        </table:table-row>
        <table:table-row table:style-name="ro1">
          <table:table-cell table:number-columns-repeated="4"/>
          <table:table-cell table:formula="of:=[.E26]+1" office:value-type="float" office:value="23">
            <text:p>23</text:p>
          </table:table-cell>
          <table:table-cell table:formula="of:=[.F26]+[.B$10]*[.G27]" office:value-type="float" office:value="4.477197617715">
            <text:p>4.4771976177</text:p>
          </table:table-cell>
          <table:table-cell table:formula="of:=[.B$6]/[.F26]" office:value-type="float" office:value="0.0759994212503531">
            <text:p>0.0759994213</text:p>
          </table:table-cell>
        </table:table-row>
        <table:table-row table:style-name="ro1">
          <table:table-cell table:number-columns-repeated="4"/>
          <table:table-cell table:formula="of:=[.E27]+1" office:value-type="float" office:value="24">
            <text:p>24</text:p>
          </table:table-cell>
          <table:table-cell table:formula="of:=[.F27]+[.B$10]*[.G28]" office:value-type="float" office:value="4.56653921800919">
            <text:p>4.566539218</text:p>
          </table:table-cell>
          <table:table-cell table:formula="of:=[.B$6]/[.F27]" office:value-type="float" office:value="0.0744513335784929">
            <text:p>0.0744513336</text:p>
          </table:table-cell>
        </table:table-row>
        <table:table-row table:style-name="ro1">
          <table:table-cell table:number-columns-repeated="4"/>
          <table:table-cell table:formula="of:=[.E28]+1" office:value-type="float" office:value="25">
            <text:p>25</text:p>
          </table:table-cell>
          <table:table-cell table:formula="of:=[.F28]+[.B$10]*[.G29]" office:value-type="float" office:value="4.65413290349042">
            <text:p>4.6541329035</text:p>
          </table:table-cell>
          <table:table-cell table:formula="of:=[.B$6]/[.F28]" office:value-type="float" office:value="0.0729947379010251">
            <text:p>0.0729947379</text:p>
          </table:table-cell>
        </table:table-row>
        <table:table-row table:style-name="ro1">
          <table:table-cell table:number-columns-repeated="4"/>
          <table:table-cell table:formula="of:=[.E29]+1" office:value-type="float" office:value="26">
            <text:p>26</text:p>
          </table:table-cell>
          <table:table-cell table:formula="of:=[.F29]+[.B$10]*[.G30]" office:value-type="float" office:value="4.74007802115133">
            <text:p>4.7400780212</text:p>
          </table:table-cell>
          <table:table-cell table:formula="of:=[.B$6]/[.F29]" office:value-type="float" office:value="0.0716209313840922">
            <text:p>0.0716209314</text:p>
          </table:table-cell>
        </table:table-row>
        <table:table-row table:style-name="ro1">
          <table:table-cell table:number-columns-repeated="4"/>
          <table:table-cell table:formula="of:=[.E30]+1" office:value-type="float" office:value="27">
            <text:p>27</text:p>
          </table:table-cell>
          <table:table-cell table:formula="of:=[.F30]+[.B$10]*[.G31]" office:value-type="float" office:value="4.82446481778529">
            <text:p>4.8244648178</text:p>
          </table:table-cell>
          <table:table-cell table:formula="of:=[.B$6]/[.F30]" office:value-type="float" office:value="0.0703223305282998">
            <text:p>0.0703223305</text:p>
          </table:table-cell>
        </table:table-row>
        <table:table-row table:style-name="ro1">
          <table:table-cell table:number-columns-repeated="4"/>
          <table:table-cell table:formula="of:=[.E31]+1" office:value-type="float" office:value="28">
            <text:p>28</text:p>
          </table:table-cell>
          <table:table-cell table:formula="of:=[.F31]+[.B$10]*[.G32]" office:value-type="float" office:value="4.90737556853332">
            <text:p>4.9073755685</text:p>
          </table:table-cell>
          <table:table-cell table:formula="of:=[.B$6]/[.F31]" office:value-type="float" office:value="0.0690922922900187">
            <text:p>0.0690922923</text:p>
          </table:table-cell>
        </table:table-row>
        <table:table-row table:style-name="ro1">
          <table:table-cell table:number-columns-repeated="4"/>
          <table:table-cell table:formula="of:=[.E32]+1" office:value-type="float" office:value="29">
            <text:p>29</text:p>
          </table:table-cell>
          <table:table-cell table:formula="of:=[.F32]+[.B$10]*[.G33]" office:value-type="float" office:value="4.98888553132582">
            <text:p>4.9888855313</text:p>
          </table:table-cell>
          <table:table-cell table:formula="of:=[.B$6]/[.F32]" office:value-type="float" office:value="0.0679249689937544">
            <text:p>0.067924969</text:p>
          </table:table-cell>
        </table:table-row>
        <table:table-row table:style-name="ro1">
          <table:table-cell table:number-columns-repeated="4"/>
          <table:table-cell table:formula="of:=[.E33]+1" office:value-type="float" office:value="30">
            <text:p>30</text:p>
          </table:table-cell>
          <table:table-cell table:formula="of:=[.F33]+[.B$10]*[.G34]" office:value-type="float" office:value="5.0690637590058">
            <text:p>5.069063759</text:p>
          </table:table-cell>
          <table:table-cell table:formula="of:=[.B$6]/[.F33]" office:value-type="float" office:value="0.0668151897333167">
            <text:p>0.0668151897</text:p>
          </table:table-cell>
        </table:table-row>
        <table:table-row table:style-name="ro1">
          <table:table-cell table:number-columns-repeated="4"/>
          <table:table-cell table:formula="of:=[.E34]+1" office:value-type="float" office:value="31">
            <text:p>31</text:p>
          </table:table-cell>
          <table:table-cell table:formula="of:=[.F34]+[.B$10]*[.G35]" office:value-type="float" office:value="5.14797379427402">
            <text:p>5.1479737943</text:p>
          </table:table-cell>
          <table:table-cell table:formula="of:=[.B$6]/[.F34]" office:value-type="float" office:value="0.0657583627235161">
            <text:p>0.0657583627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3-05-21T14:46:51</meta:creation-date>
    <dc:date>2013-05-21T15:01:26</dc:date>
    <dc:creator>Adrian Bowyer</dc:creator>
    <meta:editing-duration>P0D</meta:editing-duration>
    <meta:editing-cycles>1</meta:editing-cycles>
    <meta:document-statistic meta:table-count="3" meta:cell-count="112" meta:object-count="0"/>
    <meta:generator>LibreOffice/3.5$Linux_X86_64 LibreOffice_project/350m1$Build-2</meta:generator>
  </office:meta>
</office:document-meta>
</file>